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36"/>
    <style:style style:name="ce4" style:family="table-cell" style:parent-style-name="Default" style:data-style-name="N15"/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3495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2.39183333333333cm"/>
    </style:style>
    <style:style style:name="co9" style:family="table-column">
      <style:table-column-properties fo:break-before="auto" style:column-width="2.05316666666667cm"/>
    </style:style>
    <style:style style:name="co10" style:family="table-column">
      <style:table-column-properties fo:break-before="auto" style:column-width="2.201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_DOF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velocity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deg1</text:p>
          </table:table-cell>
          <table:table-cell office:value-type="string" table:style-name="ce1">
            <text:p>deg2</text:p>
          </table:table-cell>
          <table:table-cell office:value-type="string" table:style-name="ce1">
            <text:p>deg3</text:p>
          </table:table-cell>
          <table:table-cell office:value-type="string" table:style-name="ce1">
            <text:p>deg4</text:p>
          </table:table-cell>
          <table:table-cell office:value-type="string" table:style-name="ce1">
            <text:p>deg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98" table:style-name="ce1">
            <text:p>98</text:p>
          </table:table-cell>
          <table:table-cell office:value-type="float" office:value="162" table:style-name="ce1">
            <text:p>162</text:p>
          </table:table-cell>
          <table:table-cell office:value-type="float" office:value="242" table:style-name="ce1">
            <text:p>24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162" table:style-name="ce1">
            <text:p>162</text:p>
          </table:table-cell>
          <table:table-cell office:value-type="float" office:value="338" table:style-name="ce1">
            <text:p>338</text:p>
          </table:table-cell>
          <table:table-cell office:value-type="float" office:value="578" table:style-name="ce1">
            <text:p>578</text:p>
          </table:table-cell>
          <table:table-cell office:value-type="float" office:value="882" table:style-name="ce1">
            <text:p>88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2" table:style-name="ce1">
            <text:p>162</text:p>
          </table:table-cell>
          <table:table-cell office:value-type="float" office:value="578" table:style-name="ce1">
            <text:p>578</text:p>
          </table:table-cell>
          <table:table-cell office:value-type="float" office:value="1250" table:style-name="ce1">
            <text:p>1250</text:p>
          </table:table-cell>
          <table:table-cell office:value-type="float" office:value="2178" table:style-name="ce1">
            <text:p>2178</text:p>
          </table:table-cell>
          <table:table-cell office:value-type="float" office:value="3362" table:style-name="ce1">
            <text:p>336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8" table:style-name="ce1">
            <text:p>578</text:p>
          </table:table-cell>
          <table:table-cell office:value-type="float" office:value="2178" table:style-name="ce1">
            <text:p>2178</text:p>
          </table:table-cell>
          <table:table-cell office:value-type="float" office:value="4802" table:style-name="ce1">
            <text:p>4802</text:p>
          </table:table-cell>
          <table:table-cell office:value-type="float" office:value="8450" table:style-name="ce1">
            <text:p>8450</text:p>
          </table:table-cell>
          <table:table-cell office:value-type="float" office:value="13122" table:style-name="ce1">
            <text:p>1312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78" table:style-name="ce1">
            <text:p>2178</text:p>
          </table:table-cell>
          <table:table-cell office:value-type="float" office:value="8450" table:style-name="ce1">
            <text:p>8450</text:p>
          </table:table-cell>
          <table:table-cell office:value-type="float" office:value="18818" table:style-name="ce1">
            <text:p>18818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450" table:style-name="ce1">
            <text:p>84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essure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deg1</text:p>
          </table:table-cell>
          <table:table-cell office:value-type="string" table:style-name="ce1">
            <text:p>deg2</text:p>
          </table:table-cell>
          <table:table-cell office:value-type="string" table:style-name="ce1">
            <text:p>deg3</text:p>
          </table:table-cell>
          <table:table-cell office:value-type="string" table:style-name="ce1">
            <text:p>deg4</text:p>
          </table:table-cell>
          <table:table-cell office:value-type="string" table:style-name="ce1">
            <text:p>deg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144" table:style-name="ce1">
            <text:p>144</text:p>
          </table:table-cell>
          <table:table-cell office:value-type="float" office:value="256" table:style-name="ce1">
            <text:p>256</text:p>
          </table:table-cell>
          <table:table-cell office:value-type="float" office:value="400" table:style-name="ce1">
            <text:p>4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256" table:style-name="ce1">
            <text:p>256</text:p>
          </table:table-cell>
          <table:table-cell office:value-type="float" office:value="576" table:style-name="ce1">
            <text:p>576</text:p>
          </table:table-cell>
          <table:table-cell office:value-type="float" office:value="1024" table:style-name="ce1">
            <text:p>1024</text:p>
          </table:table-cell>
          <table:table-cell office:value-type="float" office:value="1600" table:style-name="ce1">
            <text:p>1600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6" table:style-name="ce1">
            <text:p>256</text:p>
          </table:table-cell>
          <table:table-cell office:value-type="float" office:value="1024" table:style-name="ce1">
            <text:p>1024</text:p>
          </table:table-cell>
          <table:table-cell office:value-type="float" office:value="2304" table:style-name="ce1">
            <text:p>2304</text:p>
          </table:table-cell>
          <table:table-cell office:value-type="float" office:value="4096" table:style-name="ce1">
            <text:p>4096</text:p>
          </table:table-cell>
          <table:table-cell office:value-type="float" office:value="6400" table:style-name="ce1">
            <text:p>6400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24" table:style-name="ce1">
            <text:p>1024</text:p>
          </table:table-cell>
          <table:table-cell office:value-type="float" office:value="4096" table:style-name="ce1">
            <text:p>4096</text:p>
          </table:table-cell>
          <table:table-cell office:value-type="float" office:value="9216" table:style-name="ce1">
            <text:p>9216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olu_grad_2ndd" table:style-name="ta1">
        <table:shapes>
          <draw:frame draw:z-index="1" draw:id="id0" draw:style-name="a0" draw:name="Chart 1" svg:x="9.81667in" svg:y="0.18153in" svg:width="6.42347in" svg:height="2.6934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Surface</text:p>
          </table:table-cell>
          <table:table-cell office:value-type="string" table:style-name="ce1">
            <text:p>0</text:p>
          </table:table-cell>
          <table:table-cell office:value-type="string" table:number-columns-spanned="2" table:number-rows-spanned="1" table:style-name="ce8">
            <text:p>standard FEM</text:p>
          </table:table-cell>
          <table:covered-table-cell/>
          <table:table-cell table:style-name="ce1"/>
          <table:table-cell office:value-type="string" table:style-name="ce1">
            <text:p>0</text:p>
          </table:table-cell>
          <table:table-cell table:style-name="ce1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P1/P0</text:p>
          </table:table-cell>
          <table:table-cell office:value-type="string" table:style-name="ce1">
            <text:p>P2/P1</text:p>
          </table:table-cell>
          <table:table-cell office:value-type="string" table:style-name="ce1">
            <text:p>P3/P2</text:p>
          </table:table-cell>
          <table:table-cell office:value-type="string" table:style-name="ce1">
            <text:p>P4/P3</text:p>
          </table:table-cell>
          <table:table-cell office:value-type="string" table:style-name="ce1">
            <text:p>P5/P4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.4101400000000007E-2" table:style-name="ce4">
            <text:p>8.41E-02</text:p>
          </table:table-cell>
          <table:table-cell office:value-type="float" office:value="2.3581700000000001E-2" table:style-name="ce3">
            <text:p>2.36E-002</text:p>
          </table:table-cell>
          <table:table-cell office:value-type="float" office:value="4.8495299999999997E-16" table:style-name="ce3">
            <text:p>4.85E-016</text:p>
          </table:table-cell>
          <table:table-cell office:value-type="float" office:value="5.8858499999999998E-16" table:style-name="ce3">
            <text:p>5.89E-016</text:p>
          </table:table-cell>
          <table:table-cell office:value-type="float" office:value="9.5962400000000007E-16" table:style-name="ce3">
            <text:p>9.60E-016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50944E-2" table:style-name="ce4">
            <text:p>4.51E-02</text:p>
          </table:table-cell>
          <table:table-cell office:value-type="float" office:value="5.8954300000000001E-3" table:style-name="ce3">
            <text:p>5.90E-003</text:p>
          </table:table-cell>
          <table:table-cell office:value-type="float" office:value="5.61692E-16" table:style-name="ce3">
            <text:p>5.62E-016</text:p>
          </table:table-cell>
          <table:table-cell office:value-type="float" office:value="6.1063600000000003E-16" table:style-name="ce3">
            <text:p>6.11E-016</text:p>
          </table:table-cell>
          <table:table-cell office:value-type="float" office:value="9.5679700000000003E-16" table:style-name="ce3">
            <text:p>9.57E-016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9118E-2" table:style-name="ce4">
            <text:p>2.29E-02</text:p>
          </table:table-cell>
          <table:table-cell office:value-type="float" office:value="1.47386E-3" table:style-name="ce3">
            <text:p>1.47E-003</text:p>
          </table:table-cell>
          <table:table-cell office:value-type="float" office:value="5.2797599999999998E-16" table:style-name="ce3">
            <text:p>5.28E-016</text:p>
          </table:table-cell>
          <table:table-cell office:value-type="float" office:value="7.2216399999999995E-16" table:style-name="ce3">
            <text:p>7.22E-016</text:p>
          </table:table-cell>
          <table:table-cell office:value-type="float" office:value="1.18063E-15" table:style-name="ce3">
            <text:p>1.18E-015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15011E-2" table:style-name="ce4">
            <text:p>1.15E-02</text:p>
          </table:table-cell>
          <table:table-cell office:value-type="float" office:value="3.68465E-4" table:style-name="ce3">
            <text:p>3.68E-004</text:p>
          </table:table-cell>
          <table:table-cell office:value-type="float" office:value="6.4792399999999996E-16" table:style-name="ce3">
            <text:p>6.48E-016</text:p>
          </table:table-cell>
          <table:table-cell office:value-type="float" office:value="8.902890000000001E-16" table:style-name="ce3">
            <text:p>8.90E-016</text:p>
          </table:table-cell>
          <table:table-cell office:value-type="float" office:value="1.4677400000000001E-15" table:style-name="ce3">
            <text:p>1.47E-015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7561499999999998E-3" table:style-name="ce4">
            <text:p>5.76E-03</text:p>
          </table:table-cell>
          <table:table-cell office:value-type="float" office:value="9.2116100000000004E-5" table:style-name="ce3">
            <text:p>9.21E-005</text:p>
          </table:table-cell>
          <table:table-cell office:value-type="float" office:value="1.0754699999999999E-15" table:style-name="ce3">
            <text:p>1.08E-015</text:p>
          </table:table-cell>
          <table:table-cell office:value-type="float" office:value="1.35056E-15" table:style-name="ce3">
            <text:p>1.35E-015</text:p>
          </table:table-cell>
          <table:table-cell office:value-type="float" office:value="2.17222E-15" table:style-name="ce3">
            <text:p>2.17E-015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8787800000000001E-3" table:style-name="ce4">
            <text:p>2.88E-03</text:p>
          </table:table-cell>
          <table:table-cell office:value-type="float" office:value="2.3028999999999999E-5" table:style-name="ce3">
            <text:p>2.30E-005</text:p>
          </table:table-cell>
          <table:table-cell office:value-type="float" office:value="1.7933700000000002E-15" table:style-name="ce3">
            <text:p>1.79E-015</text:p>
          </table:table-cell>
          <table:table-cell office:value-type="float" office:value="3.0121900000000001E-15" table:style-name="ce3">
            <text:p>3.01E-015</text:p>
          </table:table-cell>
          <table:table-cell office:value-type="float" office:value="3.9246600000000002E-15" table:style-name="ce3">
            <text:p>3.92E-015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394799999999999E-3" table:style-name="ce4">
            <text:p>1.44E-03</text:p>
          </table:table-cell>
          <table:table-cell office:value-type="float" office:value="5.7572599999999997E-6" table:style-name="ce3">
            <text:p>5.76E-006</text:p>
          </table:table-cell>
          <table:table-cell office:value-type="float" office:value="3.9216800000000003E-15" table:style-name="ce3">
            <text:p>3.92E-015</text:p>
          </table:table-cell>
          <table:table-cell office:value-type="float" office:value="5.6116200000000003E-15" table:style-name="ce3">
            <text:p>5.61E-015</text:p>
          </table:table-cell>
          <table:table-cell office:value-type="float" office:value="7.6946299999999994E-15" table:style-name="ce3">
            <text:p>7.69E-015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table:style-name="ce4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6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number-rows-repeated="2" table:style-name="ro1"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7">
            <text:p>0</text:p>
          </table:table-cell>
          <table:table-cell table:number-columns-repeated="2" table:style-name="ce7"/>
          <table:table-cell table:number-columns-repeated="16376" table:style-name="ce1"/>
        </table:table-row>
        <table:table-row table:style-name="ro1">
          <table:table-cell office:value-type="string" table:style-name="ce2">
            <text:p>Gradient</text:p>
          </table:table-cell>
          <table:table-cell office:value-type="string" table:style-name="ce1">
            <text:p>0</text:p>
          </table:table-cell>
          <table:table-cell office:value-type="string" table:number-columns-spanned="2" table:number-rows-spanned="1" table:style-name="ce8">
            <text:p>standard FEM</text:p>
          </table:table-cell>
          <table:covered-table-cell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number-columns-spanned="2" table:number-rows-spanned="1" table:style-name="ce9">
            <text:p>Surface+Gradient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P1/P0</text:p>
          </table:table-cell>
          <table:table-cell office:value-type="string" table:style-name="ce1">
            <text:p>P2/P1</text:p>
          </table:table-cell>
          <table:table-cell office:value-type="string" table:style-name="ce1">
            <text:p>P3/P2</text:p>
          </table:table-cell>
          <table:table-cell office:value-type="string" table:style-name="ce1">
            <text:p>P4/P3</text:p>
          </table:table-cell>
          <table:table-cell office:value-type="string" table:style-name="ce1">
            <text:p>P5/P4</text:p>
          </table:table-cell>
          <table:table-cell table:style-name="ce1"/>
          <table:table-cell office:value-type="string" table:style-name="ce1">
            <text:p>refinement level</text:p>
          </table:table-cell>
          <table:table-cell office:value-type="string" table:style-name="ce1">
            <text:p>P1/P0</text:p>
          </table:table-cell>
          <table:table-cell office:value-type="string" table:style-name="ce1">
            <text:p>P2/P1</text:p>
          </table:table-cell>
          <table:table-cell office:value-type="string" table:style-name="ce1">
            <text:p>P3/P2</text:p>
          </table:table-cell>
          <table:table-cell office:value-type="string" table:style-name="ce1">
            <text:p>P4/P3</text:p>
          </table:table-cell>
          <table:table-cell office:value-type="string" table:style-name="ce1">
            <text:p>P5/P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.0655800000000005E-17" table:style-name="ce4">
            <text:p>8.07E-17</text:p>
          </table:table-cell>
          <table:table-cell office:value-type="float" office:value="1.6782200000000001E-15" table:style-name="ce3">
            <text:p>1.68E-015</text:p>
          </table:table-cell>
          <table:table-cell office:value-type="float" office:value="1.8907299999999999E-15" table:style-name="ce3">
            <text:p>1.89E-015</text:p>
          </table:table-cell>
          <table:table-cell office:value-type="float" office:value="8.7885199999999995E-15" table:style-name="ce3">
            <text:p>8.79E-015</text:p>
          </table:table-cell>
          <table:table-cell office:value-type="float" office:value="4.8446500000000003E-15" table:style-name="ce3">
            <text:p>4.84E-015</text:p>
          </table:table-cell>
          <table:table-cell table:style-name="ce3"/>
          <table:table-cell office:value-type="float" office:value="1" table:style-name="ce1">
            <text:p>1</text:p>
          </table:table-cell>
          <table:table-cell office:value-type="float" office:value="8.410140000000009E-2" table:formula="of:=[.B21]+[.B3]" table:style-name="ce4">
            <text:p>8.41E-02</text:p>
          </table:table-cell>
          <table:table-cell office:value-type="float" office:value="2.358170000000168E-2" table:formula="of:=[.C21]+[.C3]" table:style-name="ce4">
            <text:p>2.36E-02</text:p>
          </table:table-cell>
          <table:table-cell office:value-type="float" office:value="2.3756829999999998E-15" table:formula="of:=[.D21]+[.D3]" table:style-name="ce4">
            <text:p>2.38E-15</text:p>
          </table:table-cell>
          <table:table-cell office:value-type="float" office:value="9.3771049999999992E-15" table:formula="of:=[.E21]+[.E3]" table:style-name="ce4">
            <text:p>9.38E-15</text:p>
          </table:table-cell>
          <table:table-cell office:value-type="float" office:value="5.804274E-15" table:formula="of:=[.F21]+[.F3]" table:style-name="ce4">
            <text:p>5.80E-15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4408199999999999E-16" table:style-name="ce4">
            <text:p>4.44E-16</text:p>
          </table:table-cell>
          <table:table-cell office:value-type="float" office:value="3.6495399999999997E-15" table:style-name="ce3">
            <text:p>3.65E-015</text:p>
          </table:table-cell>
          <table:table-cell office:value-type="float" office:value="4.5111899999999998E-15" table:style-name="ce3">
            <text:p>4.51E-015</text:p>
          </table:table-cell>
          <table:table-cell office:value-type="float" office:value="1.8995299999999998E-14" table:style-name="ce3">
            <text:p>1.90E-014</text:p>
          </table:table-cell>
          <table:table-cell office:value-type="float" office:value="1.2907699999999999E-14" table:style-name="ce3">
            <text:p>1.29E-014</text:p>
          </table:table-cell>
          <table:table-cell table:style-name="ce3"/>
          <table:table-cell office:value-type="float" office:value="2" table:style-name="ce1">
            <text:p>2</text:p>
          </table:table-cell>
          <table:table-cell office:value-type="float" office:value="4.5094400000000444E-2" table:formula="of:=[.B22]+[.B4]" table:style-name="ce4">
            <text:p>4.51E-02</text:p>
          </table:table-cell>
          <table:table-cell office:value-type="float" office:value="5.89543000000365E-3" table:formula="of:=[.C22]+[.C4]" table:style-name="ce4">
            <text:p>5.90E-03</text:p>
          </table:table-cell>
          <table:table-cell office:value-type="float" office:value="5.0728820000000001E-15" table:formula="of:=[.D22]+[.D4]" table:style-name="ce4">
            <text:p>5.07E-15</text:p>
          </table:table-cell>
          <table:table-cell office:value-type="float" office:value="1.9605935999999998E-14" table:formula="of:=[.E22]+[.E4]" table:style-name="ce4">
            <text:p>1.96E-14</text:p>
          </table:table-cell>
          <table:table-cell office:value-type="float" office:value="1.3864497E-14" table:formula="of:=[.F22]+[.F4]" table:style-name="ce4">
            <text:p>1.39E-14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8599900000000002E-15" table:style-name="ce4">
            <text:p>2.86E-15</text:p>
          </table:table-cell>
          <table:table-cell office:value-type="float" office:value="1.11109E-14" table:style-name="ce3">
            <text:p>1.11E-014</text:p>
          </table:table-cell>
          <table:table-cell office:value-type="float" office:value="1.41425E-14" table:style-name="ce3">
            <text:p>1.41E-014</text:p>
          </table:table-cell>
          <table:table-cell office:value-type="float" office:value="3.1391700000000002E-14" table:style-name="ce3">
            <text:p>3.14E-014</text:p>
          </table:table-cell>
          <table:table-cell office:value-type="float" office:value="3.1560599999999999E-14" table:style-name="ce3">
            <text:p>3.16E-014</text:p>
          </table:table-cell>
          <table:table-cell table:style-name="ce3"/>
          <table:table-cell office:value-type="float" office:value="3" table:style-name="ce1">
            <text:p>3</text:p>
          </table:table-cell>
          <table:table-cell office:value-type="float" office:value="2.2911800000002858E-2" table:formula="of:=[.B23]+[.B5]" table:style-name="ce4">
            <text:p>2.29E-02</text:p>
          </table:table-cell>
          <table:table-cell office:value-type="float" office:value="1.4738600000111109E-3" table:formula="of:=[.C23]+[.C5]" table:style-name="ce4">
            <text:p>1.47E-03</text:p>
          </table:table-cell>
          <table:table-cell office:value-type="float" office:value="1.4670475999999998E-14" table:formula="of:=[.D23]+[.D5]" table:style-name="ce4">
            <text:p>1.47E-14</text:p>
          </table:table-cell>
          <table:table-cell office:value-type="float" office:value="3.2113864E-14" table:formula="of:=[.E23]+[.E5]" table:style-name="ce4">
            <text:p>3.21E-14</text:p>
          </table:table-cell>
          <table:table-cell office:value-type="float" office:value="3.2741230000000001E-14" table:formula="of:=[.F23]+[.F5]" table:style-name="ce4">
            <text:p>3.27E-14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8244999999999997E-15" table:style-name="ce4">
            <text:p>8.82E-15</text:p>
          </table:table-cell>
          <table:table-cell office:value-type="float" office:value="2.2171300000000001E-14" table:style-name="ce3">
            <text:p>2.22E-014</text:p>
          </table:table-cell>
          <table:table-cell office:value-type="float" office:value="5.0855600000000001E-14" table:style-name="ce3">
            <text:p>5.09E-014</text:p>
          </table:table-cell>
          <table:table-cell office:value-type="float" office:value="8.6310400000000004E-14" table:style-name="ce3">
            <text:p>8.63E-014</text:p>
          </table:table-cell>
          <table:table-cell office:value-type="float" office:value="1.3234099999999999E-13" table:style-name="ce3">
            <text:p>1.32E-013</text:p>
          </table:table-cell>
          <table:table-cell table:style-name="ce3"/>
          <table:table-cell office:value-type="float" office:value="4" table:style-name="ce1">
            <text:p>4</text:p>
          </table:table-cell>
          <table:table-cell office:value-type="float" office:value="1.1501100000008825E-2" table:formula="of:=[.B24]+[.B6]" table:style-name="ce4">
            <text:p>1.15E-02</text:p>
          </table:table-cell>
          <table:table-cell office:value-type="float" office:value="3.6846500002217129E-4" table:formula="of:=[.C24]+[.C6]" table:style-name="ce4">
            <text:p>3.68E-04</text:p>
          </table:table-cell>
          <table:table-cell office:value-type="float" office:value="5.1503523999999998E-14" table:formula="of:=[.D24]+[.D6]" table:style-name="ce4">
            <text:p>5.15E-14</text:p>
          </table:table-cell>
          <table:table-cell office:value-type="float" office:value="8.7200689000000005E-14" table:formula="of:=[.E24]+[.E6]" table:style-name="ce4">
            <text:p>8.72E-14</text:p>
          </table:table-cell>
          <table:table-cell office:value-type="float" office:value="1.3380873999999999E-13" table:formula="of:=[.F24]+[.F6]" table:style-name="ce4">
            <text:p>1.34E-13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3613200000000001E-14" table:style-name="ce4">
            <text:p>2.36E-14</text:p>
          </table:table-cell>
          <table:table-cell office:value-type="float" office:value="7.5742100000000001E-14" table:style-name="ce3">
            <text:p>7.57E-014</text:p>
          </table:table-cell>
          <table:table-cell office:value-type="float" office:value="1.43514E-13" table:style-name="ce3">
            <text:p>1.44E-013</text:p>
          </table:table-cell>
          <table:table-cell office:value-type="float" office:value="2.5042099999999998E-13" table:style-name="ce3">
            <text:p>2.50E-013</text:p>
          </table:table-cell>
          <table:table-cell office:value-type="float" office:value="3.56756E-13" table:style-name="ce3">
            <text:p>3.57E-013</text:p>
          </table:table-cell>
          <table:table-cell table:style-name="ce3"/>
          <table:table-cell office:value-type="float" office:value="5" table:style-name="ce1">
            <text:p>5</text:p>
          </table:table-cell>
          <table:table-cell office:value-type="float" office:value="5.7561500000236129E-3" table:formula="of:=[.B25]+[.B7]" table:style-name="ce4">
            <text:p>5.76E-03</text:p>
          </table:table-cell>
          <table:table-cell office:value-type="float" office:value="9.211610007574211E-5" table:formula="of:=[.C25]+[.C7]" table:style-name="ce4">
            <text:p>9.21E-05</text:p>
          </table:table-cell>
          <table:table-cell office:value-type="float" office:value="1.4458947E-13" table:formula="of:=[.D25]+[.D7]" table:style-name="ce4">
            <text:p>1.45E-13</text:p>
          </table:table-cell>
          <table:table-cell office:value-type="float" office:value="2.5177155999999997E-13" table:formula="of:=[.E25]+[.E7]" table:style-name="ce4">
            <text:p>2.52E-13</text:p>
          </table:table-cell>
          <table:table-cell office:value-type="float" office:value="3.5892822000000001E-13" table:formula="of:=[.F25]+[.F7]" table:style-name="ce4">
            <text:p>3.59E-13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09982E-13" table:style-name="ce4">
            <text:p>1.10E-13</text:p>
          </table:table-cell>
          <table:table-cell office:value-type="float" office:value="2.9499600000000002E-13" table:style-name="ce3">
            <text:p>2.95E-013</text:p>
          </table:table-cell>
          <table:table-cell office:value-type="float" office:value="6.1201700000000004E-13" table:style-name="ce3">
            <text:p>6.12E-013</text:p>
          </table:table-cell>
          <table:table-cell office:value-type="float" office:value="1.03774E-12" table:style-name="ce3">
            <text:p>1.04E-012</text:p>
          </table:table-cell>
          <table:table-cell office:value-type="float" office:value="1.4660099999999999E-12" table:style-name="ce3">
            <text:p>1.47E-012</text:p>
          </table:table-cell>
          <table:table-cell table:style-name="ce3"/>
          <table:table-cell office:value-type="float" office:value="6" table:style-name="ce1">
            <text:p>6</text:p>
          </table:table-cell>
          <table:table-cell office:value-type="float" office:value="2.878780000109982E-3" table:formula="of:=[.B26]+[.B8]" table:style-name="ce4">
            <text:p>2.88E-03</text:p>
          </table:table-cell>
          <table:table-cell office:value-type="float" office:value="2.3029000294995998E-5" table:formula="of:=[.C26]+[.C8]" table:style-name="ce4">
            <text:p>2.30E-05</text:p>
          </table:table-cell>
          <table:table-cell office:value-type="float" office:value="6.1381037000000006E-13" table:formula="of:=[.D26]+[.D8]" table:style-name="ce4">
            <text:p>6.14E-13</text:p>
          </table:table-cell>
          <table:table-cell office:value-type="float" office:value="1.04075219E-12" table:formula="of:=[.E26]+[.E8]" table:style-name="ce4">
            <text:p>1.04E-12</text:p>
          </table:table-cell>
          <table:table-cell office:value-type="float" office:value="1.4699346599999999E-12" table:formula="of:=[.F26]+[.F8]" table:style-name="ce4">
            <text:p>1.47E-12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14825E-13" table:style-name="ce4">
            <text:p>4.15E-13</text:p>
          </table:table-cell>
          <table:table-cell office:value-type="float" office:value="9.5745499999999998E-13" table:style-name="ce3">
            <text:p>9.57E-013</text:p>
          </table:table-cell>
          <table:table-cell office:value-type="float" office:value="2.4064299999999999E-12" table:style-name="ce3">
            <text:p>2.41E-012</text:p>
          </table:table-cell>
          <table:table-cell office:value-type="float" office:value="3.9093900000000002E-12" table:style-name="ce3">
            <text:p>3.91E-012</text:p>
          </table:table-cell>
          <table:table-cell office:value-type="float" office:value="4.6260699999999999E-12" table:style-name="ce3">
            <text:p>4.63E-012</text:p>
          </table:table-cell>
          <table:table-cell table:style-name="ce3"/>
          <table:table-cell office:value-type="float" office:value="7" table:style-name="ce1">
            <text:p>7</text:p>
          </table:table-cell>
          <table:table-cell office:value-type="float" office:value="1.439480000414825E-3" table:formula="of:=[.B27]+[.B9]" table:style-name="ce4">
            <text:p>1.44E-03</text:p>
          </table:table-cell>
          <table:table-cell office:value-type="float" office:value="5.7572609574549995E-6" table:formula="of:=[.C27]+[.C9]" table:style-name="ce4">
            <text:p>5.76E-06</text:p>
          </table:table-cell>
          <table:table-cell office:value-type="float" office:value="2.4103516799999997E-12" table:formula="of:=[.D27]+[.D9]" table:style-name="ce4">
            <text:p>2.41E-12</text:p>
          </table:table-cell>
          <table:table-cell office:value-type="float" office:value="3.9150016200000005E-12" table:formula="of:=[.E27]+[.E9]" table:style-name="ce4">
            <text:p>3.92E-12</text:p>
          </table:table-cell>
          <table:table-cell office:value-type="float" office:value="4.6337646299999995E-12" table:formula="of:=[.F27]+[.F9]" table:style-name="ce4">
            <text:p>4.63E-12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style-name="ce3"/>
          <table:table-cell office:value-type="float" office:value="8" table:style-name="ce1">
            <text:p>8</text:p>
          </table:table-cell>
          <table:table-cell office:value-type="float" office:value="0" table:formula="of:=[.B28]+[.B10]" table:style-name="ce4">
            <text:p>0.00E+00</text:p>
          </table:table-cell>
          <table:table-cell office:value-type="float" office:value="0" table:formula="of:=[.C28]+[.C10]" table:style-name="ce4">
            <text:p>0.00E+00</text:p>
          </table:table-cell>
          <table:table-cell office:value-type="float" office:value="0" table:formula="of:=[.D28]+[.D10]" table:style-name="ce4">
            <text:p>0.00E+00</text:p>
          </table:table-cell>
          <table:table-cell office:value-type="float" office:value="0" table:formula="of:=[.E28]+[.E10]" table:style-name="ce4">
            <text:p>0.00E+00</text:p>
          </table:table-cell>
          <table:table-cell office:value-type="float" office:value="0" table:formula="of:=[.F28]+[.F10]" table:style-name="ce4">
            <text:p>0.00E+0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0</text:p>
          </table:table-cell>
          <table:table-cell office:value-type="string" table:style-name="ce4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style-name="ce3"/>
          <table:table-cell office:value-type="float" office:value="9" table:style-name="ce1">
            <text:p>9</text:p>
          </table:table-cell>
          <table:table-cell office:value-type="float" office:value="0" table:formula="of:=[.B29]+[.B11]" table:style-name="ce4">
            <text:p>0.00E+00</text:p>
          </table:table-cell>
          <table:table-cell office:value-type="float" office:value="0" table:formula="of:=[.C29]+[.C11]" table:style-name="ce4">
            <text:p>0.00E+00</text:p>
          </table:table-cell>
          <table:table-cell office:value-type="float" office:value="0" table:formula="of:=[.D29]+[.D11]" table:style-name="ce4">
            <text:p>0.00E+00</text:p>
          </table:table-cell>
          <table:table-cell office:value-type="float" office:value="0" table:formula="of:=[.E29]+[.E11]" table:style-name="ce4">
            <text:p>0.00E+00</text:p>
          </table:table-cell>
          <table:table-cell office:value-type="float" office:value="0" table:formula="of:=[.F29]+[.F11]" table:style-name="ce4">
            <text:p>0.00E+00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style-name="ce3"/>
          <table:table-cell office:value-type="float" office:value="10" table:style-name="ce1">
            <text:p>10</text:p>
          </table:table-cell>
          <table:table-cell office:value-type="float" office:value="0" table:formula="of:=[.B30]+[.B12]" table:style-name="ce4">
            <text:p>0.00E+00</text:p>
          </table:table-cell>
          <table:table-cell office:value-type="float" office:value="0" table:formula="of:=[.C30]+[.C12]" table:style-name="ce4">
            <text:p>0.00E+00</text:p>
          </table:table-cell>
          <table:table-cell office:value-type="float" office:value="0" table:formula="of:=[.D30]+[.D12]" table:style-name="ce4">
            <text:p>0.00E+00</text:p>
          </table:table-cell>
          <table:table-cell office:value-type="float" office:value="0" table:formula="of:=[.E30]+[.E12]" table:style-name="ce4">
            <text:p>0.00E+00</text:p>
          </table:table-cell>
          <table:table-cell office:value-type="float" office:value="0" table:formula="of:=[.F30]+[.F12]" table:style-name="ce4">
            <text:p>0.00E+0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style-name="ce3"/>
          <table:table-cell office:value-type="float" office:value="11" table:style-name="ce1">
            <text:p>11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style-name="ce3"/>
          <table:table-cell office:value-type="float" office:value="12" table:style-name="ce1">
            <text:p>12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2">
            <text:p>second derivativ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P1/P0</text:p>
          </table:table-cell>
          <table:table-cell office:value-type="string" table:style-name="ce1">
            <text:p>P2/P1</text:p>
          </table:table-cell>
          <table:table-cell office:value-type="string" table:style-name="ce1">
            <text:p>P3/P2</text:p>
          </table:table-cell>
          <table:table-cell office:value-type="string" table:style-name="ce1">
            <text:p>P4/P3</text:p>
          </table:table-cell>
          <table:table-cell office:value-type="string" table:style-name="ce1">
            <text:p>P5/P4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0269800000000001E-16" table:style-name="ce4">
            <text:p>2.03E-16</text:p>
          </table:table-cell>
          <table:table-cell office:value-type="float" office:value="2.3210999999999999E-14" table:style-name="ce3">
            <text:p>2.32E-014</text:p>
          </table:table-cell>
          <table:table-cell office:value-type="float" office:value="3.5197399999999999E-14" table:style-name="ce3">
            <text:p>3.52E-014</text:p>
          </table:table-cell>
          <table:table-cell office:value-type="float" office:value="2.9907000000000001E-13" table:style-name="ce3">
            <text:p>2.99E-013</text:p>
          </table:table-cell>
          <table:table-cell office:value-type="float" office:value="2.16671E-13" table:style-name="ce3">
            <text:p>2.17E-013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2794900000000001E-15" table:style-name="ce4">
            <text:p>5.28E-15</text:p>
          </table:table-cell>
          <table:table-cell office:value-type="float" office:value="1.02134E-13" table:style-name="ce3">
            <text:p>1.02E-013</text:p>
          </table:table-cell>
          <table:table-cell office:value-type="float" office:value="1.9026900000000001E-13" table:style-name="ce3">
            <text:p>1.90E-013</text:p>
          </table:table-cell>
          <table:table-cell office:value-type="float" office:value="1.3233099999999999E-12" table:style-name="ce3">
            <text:p>1.32E-012</text:p>
          </table:table-cell>
          <table:table-cell office:value-type="float" office:value="1.2478299999999999E-12" table:style-name="ce3">
            <text:p>1.25E-012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5969E-14" table:style-name="ce4">
            <text:p>7.06E-14</text:p>
          </table:table-cell>
          <table:table-cell office:value-type="float" office:value="6.3735099999999998E-13" table:style-name="ce3">
            <text:p>6.37E-013</text:p>
          </table:table-cell>
          <table:table-cell office:value-type="float" office:value="1.0418000000000001E-12" table:style-name="ce3">
            <text:p>1.04E-012</text:p>
          </table:table-cell>
          <table:table-cell office:value-type="float" office:value="4.1109399999999998E-12" table:style-name="ce3">
            <text:p>4.11E-012</text:p>
          </table:table-cell>
          <table:table-cell office:value-type="float" office:value="5.6727000000000003E-12" table:style-name="ce3">
            <text:p>5.67E-012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03272E-13" table:style-name="ce4">
            <text:p>4.03E-13</text:p>
          </table:table-cell>
          <table:table-cell office:value-type="float" office:value="2.3462900000000001E-12" table:style-name="ce3">
            <text:p>2.35E-012</text:p>
          </table:table-cell>
          <table:table-cell office:value-type="float" office:value="8.3581800000000002E-12" table:style-name="ce3">
            <text:p>8.36E-012</text:p>
          </table:table-cell>
          <table:table-cell office:value-type="float" office:value="2.3254400000000001E-11" table:style-name="ce3">
            <text:p>2.33E-011</text:p>
          </table:table-cell>
          <table:table-cell office:value-type="float" office:value="4.4928899999999999E-11" table:style-name="ce3">
            <text:p>4.49E-011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1145800000000001E-12" table:style-name="ce4">
            <text:p>2.11E-12</text:p>
          </table:table-cell>
          <table:table-cell office:value-type="float" office:value="1.5572100000000001E-11" table:style-name="ce3">
            <text:p>1.56E-011</text:p>
          </table:table-cell>
          <table:table-cell office:value-type="float" office:value="4.2037700000000001E-11" table:style-name="ce3">
            <text:p>4.20E-011</text:p>
          </table:table-cell>
          <table:table-cell office:value-type="float" office:value="1.2200299999999999E-10" table:style-name="ce3">
            <text:p>1.22E-010</text:p>
          </table:table-cell>
          <table:table-cell office:value-type="float" office:value="2.4133699999999999E-10" table:style-name="ce3">
            <text:p>2.41E-010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98249E-11" table:style-name="ce4">
            <text:p>1.98E-11</text:p>
          </table:table-cell>
          <table:table-cell office:value-type="float" office:value="1.17367E-10" table:style-name="ce3">
            <text:p>1.17E-010</text:p>
          </table:table-cell>
          <table:table-cell office:value-type="float" office:value="3.3866100000000001E-10" table:style-name="ce3">
            <text:p>3.39E-010</text:p>
          </table:table-cell>
          <table:table-cell office:value-type="float" office:value="8.8780900000000005E-10" table:style-name="ce3">
            <text:p>8.88E-010</text:p>
          </table:table-cell>
          <table:table-cell office:value-type="float" office:value="1.8556500000000001E-9" table:style-name="ce3">
            <text:p>1.86E-009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3732499999999999E-10" table:style-name="ce4">
            <text:p>1.37E-10</text:p>
          </table:table-cell>
          <table:table-cell office:value-type="float" office:value="7.1573700000000003E-10" table:style-name="ce3">
            <text:p>7.16E-010</text:p>
          </table:table-cell>
          <table:table-cell office:value-type="float" office:value="2.7476999999999999E-9" table:style-name="ce3">
            <text:p>2.75E-009</text:p>
          </table:table-cell>
          <table:table-cell office:value-type="float" office:value="7.2542899999999998E-9" table:style-name="ce3">
            <text:p>7.25E-009</text:p>
          </table:table-cell>
          <table:table-cell office:value-type="float" office:value="1.1692999999999999E-8" table:style-name="ce3">
            <text:p>1.17E-008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table:number-columns-repeated="2" table:style-name="ce1"/>
          <table:table-cell office:value-type="string" table:style-name="ce3">
            <text:p>0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table:number-columns-repeated="2" table:style-name="ce1"/>
          <table:table-cell office:value-type="string" table:style-name="ce3">
            <text:p>0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6">
            <text:p>0</text:p>
          </table:table-cell>
          <table:table-cell office:value-type="string" table:style-name="ce3">
            <text:p>0</text:p>
          </table:table-cell>
          <table:table-cell table:number-columns-repeated="2" table:style-name="ce1"/>
          <table:table-cell office:value-type="string" table:style-name="ce3">
            <text:p>0</text:p>
          </table:table-cell>
          <table:table-cell table:number-columns-repeated="2" table:style-name="ce3"/>
          <table:table-cell table:number-columns-repeated="16376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8" number:min-integer-digits="1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e Liu</dc:creator>
    <meta:creation-date>2009-04-16T11:32:48Z</meta:creation-date>
    <dc:date>2020-08-20T15:47:26Z</dc:date>
    <meta:editing-cycles>216</meta:editing-cycles>
    <meta:editing-duration>PT908827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15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193.93pt" svg:width="462.48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olu_grad_2ndd.$B$2" chart:values-cell-range-address="solu_grad_2ndd.$B$3:.$B$12" chart:class="chart:scatter" chart:attached-axis="primary-y" chart:style-name="G0S0">
            <chart:domain table:cell-range-address="solu_grad_2ndd.$A$3:.$A$12"/>
            <chart:data-point chart:repeated="10"/>
          </chart:series>
          <chart:series chart:label-cell-address="solu_grad_2ndd.$C$2" chart:values-cell-range-address="solu_grad_2ndd.$C$3:.$C$12" chart:class="chart:scatter" chart:attached-axis="primary-y" chart:style-name="G0S1">
            <chart:domain table:cell-range-address="solu_grad_2ndd.$A$3:.$A$12"/>
            <chart:data-point chart:repeated="10"/>
          </chart:series>
          <chart:series chart:label-cell-address="solu_grad_2ndd.$D$2" chart:values-cell-range-address="solu_grad_2ndd.$D$3:.$D$12" chart:class="chart:scatter" chart:attached-axis="primary-y" chart:style-name="G0S2">
            <chart:domain table:cell-range-address="solu_grad_2ndd.$A$3:.$A$12"/>
            <chart:data-point chart:repeated="10"/>
          </chart:series>
          <chart:series chart:label-cell-address="solu_grad_2ndd.$E$2" chart:values-cell-range-address="solu_grad_2ndd.$E$3:.$E$12" chart:class="chart:scatter" chart:attached-axis="primary-y" chart:style-name="G0S3">
            <chart:domain table:cell-range-address="solu_grad_2ndd.$A$3:.$A$12"/>
            <chart:data-point chart:repeated="10"/>
          </chart:series>
          <chart:series chart:label-cell-address="solu_grad_2ndd.$F$2" chart:values-cell-range-address="solu_grad_2ndd.$F$3:.$F$12" chart:class="chart:scatter" chart:attached-axis="primary-y" chart:style-name="G0S4">
            <chart:domain table:cell-range-address="solu_grad_2ndd.$A$3:.$A$12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